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9618in"/>
    </style:style>
    <style:style style:name="co2" style:family="table-column">
      <style:table-column-properties fo:break-before="auto" style:column-width="1.2972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200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5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Lengths are in meters, Frequencies in MHz</text:p>
          </table:table-cell>
          <table:covered-table-cell/>
          <table:table-cell table:number-columns-repeated="8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Test Antenna One</text:p>
          </table:table-cell>
          <table:table-cell table:number-columns-repeated="2"/>
          <table:table-cell office:value-type="string" calcext:value-type="string">
            <text:p>Element Number</text:p>
          </table:table-cell>
          <table:table-cell office:value-type="string" calcext:value-type="string">
            <text:p>Model?</text:p>
          </table:table-cell>
          <table:table-cell office:value-type="string" calcext:value-type="string">
            <text:p>Excited</text:p>
          </table:table-cell>
          <table:table-cell office:value-type="string" calcext:value-type="string">
            <text:p>total length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iameter</text:p>
          </table:table-cell>
        </table:table-row>
        <table:table-row table:style-name="ro1">
          <table:table-cell office:value-type="string" calcext:value-type="string">
            <text:p>LengthFudg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2111" calcext:value-type="float">
            <text:p>1.02111</text:p>
          </table:table-cell>
          <table:table-cell office:value-type="float" office:value="0" calcext:value-type="float">
            <text:p>0</text:p>
          </table:table-cell>
          <table:table-cell office:value-type="float" office:value="0.00635" calcext:value-type="float">
            <text:p>0.00635</text:p>
          </table:table-cell>
        </table:table-row>
        <table:table-row table:style-name="ro1">
          <table:table-cell office:value-type="string" calcext:value-type="string">
            <text:p>FrequencyLow (MHz)</text:p>
          </table:table-cell>
          <table:table-cell office:value-type="float" office:value="144" calcext:value-type="float">
            <text:p>14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9868" calcext:value-type="float">
            <text:p>0.99868</text:p>
          </table:table-cell>
          <table:table-cell office:value-type="float" office:value="0.41351" calcext:value-type="float">
            <text:p>0.41351</text:p>
          </table:table-cell>
          <table:table-cell office:value-type="float" office:value="0.00635" calcext:value-type="float">
            <text:p>0.00635</text:p>
          </table:table-cell>
        </table:table-row>
        <table:table-row table:style-name="ro1">
          <table:table-cell office:value-type="string" calcext:value-type="string">
            <text:p>FrequencyHigh (MHz)</text:p>
          </table:table-cell>
          <table:table-cell office:value-type="float" office:value="146" calcext:value-type="float">
            <text:p>146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3417" calcext:value-type="float">
            <text:p>0.93417</text:p>
          </table:table-cell>
          <table:table-cell office:value-type="float" office:value="0.56857" calcext:value-type="float">
            <text:p>0.56857</text:p>
          </table:table-cell>
          <table:table-cell office:value-type="float" office:value="0.00635" calcext:value-type="float">
            <text:p>0.00635</text:p>
          </table:table-cell>
        </table:table-row>
        <table:table-row table:style-name="ro1">
          <table:table-cell office:value-type="string" calcext:value-type="string">
            <text:p>FrequencyStep</text:p>
          </table:table-cell>
          <table:table-cell office:value-type="float" office:value="0.1" calcext:value-type="float">
            <text:p>0.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2586" calcext:value-type="float">
            <text:p>0.92586</text:p>
          </table:table-cell>
          <table:table-cell office:value-type="float" office:value="0.94073" calcext:value-type="float">
            <text:p>0.94073</text:p>
          </table:table-cell>
          <table:table-cell office:value-type="float" office:value="0.00635" calcext:value-type="float">
            <text:p>0.00635</text:p>
          </table:table-cell>
        </table:table-row>
        <table:table-row table:style-name="ro1"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167" calcext:value-type="float">
            <text:p>0.9167</text:p>
          </table:table-cell>
          <table:table-cell office:value-type="float" office:value="1.38525" calcext:value-type="float">
            <text:p>1.38525</text:p>
          </table:table-cell>
          <table:table-cell office:value-type="float" office:value="0.00635" calcext:value-type="float">
            <text:p>0.0063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9T10:03:44.177600592</meta:creation-date>
    <dc:date>2014-10-29T10:14:38.134994342</dc:date>
    <meta:editing-duration>P0D</meta:editing-duration>
    <meta:editing-cycles>1</meta:editing-cycles>
    <meta:generator>LibreOffice/4.2.6.3$Linux_X86_64 LibreOffice_project/420m0$Build-3</meta:generator>
    <meta:document-statistic meta:table-count="1" meta:cell-count="47" meta:object-count="0"/>
  </office:meta>
</office:document-meta>
</file>